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879c3" officeooo:paragraph-rsid="001879c3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DESCRIPTION IN DETAIL</text:p>
      <text:p text:style-name="P2"/>
      <text:p text:style-name="Standard">The project titled "Python-based Remote Controlled Robot Car with Raspberry Pi" follows a modular design approach to organize the code into separate modules. Here is a modular description of the project:</text:p>
      <text:p text:style-name="Standard"/>
      <text:p text:style-name="P1">main.py:</text:p>
      <text:p text:style-name="Standard">Acts as the main entry point of the project.</text:p>
      <text:p text:style-name="Standard">Imports necessary modules and defines the robot class.</text:p>
      <text:p text:style-name="Standard">Initializes an instance of the robot class and invokes the myrobot method.</text:p>
      <text:p text:style-name="Standard"/>
      <text:p text:style-name="P1">forward.py:</text:p>
      <text:p text:style-name="Standard">Contains the forward function.</text:p>
      <text:p text:style-name="Standard">Implements the logic to move the robot car forward.</text:p>
      <text:p text:style-name="Standard">Uses the GPIO pins to control the motor controller.</text:p>
      <text:p text:style-name="Standard"/>
      <text:p text:style-name="P1">reverse.py:</text:p>
      <text:p text:style-name="Standard">Contains the reverse function.</text:p>
      <text:p text:style-name="Standard">Implements the logic to move the robot car backward.</text:p>
      <text:p text:style-name="Standard">Uses the GPIO pins to control the motor controller.</text:p>
      <text:p text:style-name="Standard"/>
      <text:p text:style-name="P1">left.py:</text:p>
      <text:p text:style-name="Standard">Contains the turn_left function.</text:p>
      <text:p text:style-name="Standard">Implements the logic to turn the robot car left.</text:p>
      <text:p text:style-name="Standard">Uses the GPIO pins to control the motor controller.</text:p>
      <text:p text:style-name="Standard"/>
      <text:p text:style-name="P1">right.py:</text:p>
      <text:p text:style-name="Standard">Contains the turn_right function.</text:p>
      <text:p text:style-name="Standard">Implements the logic to turn the robot car right.</text:p>
      <text:p text:style-name="Standard">Uses the GPIO pins to control the motor controller.</text:p>
      <text:p text:style-name="Standard"/>
      <text:p text:style-name="P1">pivotl.py:</text:p>
      <text:p text:style-name="Standard">Contains the pivot_left function.</text:p>
      <text:p text:style-name="Standard">Implements the logic to pivot the robot car to the left.</text:p>
      <text:p text:style-name="Standard">Uses the GPIO pins to control the motor controller.</text:p>
      <text:p text:style-name="Standard"/>
      <text:p text:style-name="P1">pivotr.py:</text:p>
      <text:p text:style-name="Standard">Contains the pivot_right function.</text:p>
      <text:p text:style-name="Standard">Implements the logic to pivot the robot car to the right.</text:p>
      <text:p text:style-name="Standard">Uses the GPIO pins to control the motor controller.</text:p>
      <text:p text:style-name="Standard"/>
      <text:p text:style-name="Standard">Each module focuses on a specific aspect of the robot car's functionality. For example, the forward.py module handles moving the car forward, while left.py and right.py handle turning left and right, respectively. </text:p>
      <text:p text:style-name="Standard"/>
      <text:p text:style-name="Standard">This modular structure promotes code reusability, maintainability, and separation of concerns. Each module encapsulates a specific functionality, allowing for easy modification, extension, and testing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3:32:49.093677134</meta:creation-date>
    <dc:date>2023-05-20T13:34:58.219106553</dc:date>
    <meta:editing-duration>PT2M9S</meta:editing-duration>
    <meta:editing-cycles>1</meta:editing-cycles>
    <meta:document-statistic meta:table-count="0" meta:image-count="0" meta:object-count="0" meta:page-count="1" meta:paragraph-count="32" meta:word-count="263" meta:character-count="1696" meta:non-whitespace-character-count="1464"/>
    <meta:generator>LibreOffice/7.3.7.2$Linux_X86_64 LibreOffice_project/30$Build-2</meta:generator>
  </office:meta>
</office:document-meta>
</file>